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ba8" officeooo:paragraph-rsid="00091bd2"/>
    </style:style>
    <style:style style:name="P2" style:family="paragraph" style:parent-style-name="Standard">
      <style:text-properties fo:font-weight="bold" officeooo:rsid="00148ba8" officeooo:paragraph-rsid="00091bd2" style:font-weight-asian="bold" style:font-weight-complex="bold"/>
    </style:style>
    <style:style style:name="T1" style:family="text">
      <style:text-properties officeooo:rsid="00091b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sonaggi e Carte Tarocchi:</text:p>
      <text:p text:style-name="P1"/>
      <text:p text:style-name="P1">La Pretessa – High Priestess - <text:span text:style-name="T1">Bilancia</text:span> <text:a xlink:type="simple" xlink:href="https://cdn.mysagestore.com/74db5e032e6fecb07f3130f646bb2751/contents/A4210_SVCHRM/A4210_SVCHRM.jpg" text:style-name="Internet_20_link" text:visited-style-name="Visited_20_Internet_20_Link">https://cdn.mysagestore.com/74db5e032e6fecb07f3130f646bb2751/contents/A4210_SVCHRM/A4210_SVCHRM.jpg</text:a> - </text:p>
      <text:p text:style-name="P1"/>
      <text:p text:style-name="P1">Colei che legge le annunciazioni delle morti e la maledizione inflitta al gruppo.</text:p>
      <text:p text:style-name="P1"/>
      <text:p text:style-name="P1">Il Cavaliere – La Giustizia - <text:span text:style-name="T1">Ariete</text:span></text:p>
      <text:p text:style-name="P1"/>
      <text:p text:style-name="P1">Personaggio che porta una spada e difenderebbe i villeggianti con la sua stessa vita.</text:p>
      <text:p text:style-name="P1"/>
      <text:p text:style-name="P1">Il Becchino – La Morte - <text:span text:style-name="T1">Scorpione</text:span></text:p>
      <text:p text:style-name="P1"/>
      <text:p text:style-name="P1">Si occupa dei riti funerari e di seppellire i corpi lasciati indietro dalle anime dei morti. Corre voce che sia in una relazione segreta con la Pretessa.</text:p>
      <text:p text:style-name="P1"/>
      <text:p text:style-name="P1">Villeggiante 1 – L’Appeso – <text:span text:style-name="T1">Aquario - </text:span>Domestica</text:p>
      <text:p text:style-name="P1"/>
      <text:p text:style-name="P1">Prima vittima dell’Entità.</text:p>
      <text:p text:style-name="P1"/>
      <text:p text:style-name="P1">Villeggiante 2 – La Temperanza - <text:span text:style-name="T1">Vergine</text:span></text:p>
      <text:p text:style-name="P1"/>
      <text:p text:style-name="P1">Il Cavaliere è innamorato di lei.</text:p>
      <text:p text:style-name="P1"/>
      <text:p text:style-name="P1">Villeggiante 3 – Il Giudizio - <text:span text:style-name="T1">Sagittario</text:span></text:p>
      <text:p text:style-name="P1"/>
      <text:p text:style-name="P1"/>
      <text:p text:style-name="P1">Villeggiante 4 – La Torre - <text:span text:style-name="T1">Toro</text:span></text:p>
      <text:p text:style-name="P1"/>
      <text:p text:style-name="P1">Di carattere insofferente e indisponente</text:p>
      <text:p text:style-name="P1"/>
      <text:p text:style-name="P1">Villeggiante 5 – La Forza - <text:span text:style-name="T1">Leone</text:span></text:p>
      <text:p text:style-name="P1"/>
      <text:p text:style-name="P1">Estremamente determina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02:35:02.996000000</meta:creation-date>
    <dc:date>2024-07-07T02:42:25.489000000</dc:date>
    <meta:editing-duration>PT7M22S</meta:editing-duration>
    <meta:editing-cycles>1</meta:editing-cycles>
    <meta:document-statistic meta:table-count="0" meta:image-count="0" meta:object-count="0" meta:page-count="1" meta:paragraph-count="16" meta:word-count="124" meta:character-count="876" meta:non-whitespace-character-count="758"/>
    <meta:generator>LibreOffice/7.6.2.1$Windows_X86_64 LibreOffice_project/56f7684011345957bbf33a7ee678afaf4d2ba333</meta:generator>
  </office:meta>
</office:document-meta>
</file>